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Good" style:data-style-name="N0">
      <style:table-cell-properties style:vertical-align="automatic" fo:wrap-option="wrap" fo:background-color="#C6EFCE"/>
      <style:text-properties fo:color="#006100"/>
    </style:style>
    <style:style style:name="ce6" style:family="table-cell" style:parent-style-name="Neutral" style:data-style-name="N0">
      <style:table-cell-properties style:vertical-align="automatic" fo:wrap-option="wrap" fo:background-color="#FFEB9C"/>
      <style:text-properties fo:color="#9C57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0.2670833333333cm"/>
    </style:style>
    <style:style style:name="co3" style:family="table-column">
      <style:table-column-properties fo:break-before="auto" style:column-width="16.8539583333333cm"/>
    </style:style>
    <style:style style:name="co4" style:family="table-column">
      <style:table-column-properties fo:break-before="auto" style:column-width="10.00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Bug Id:</text:p>
          </table:table-cell>
          <table:table-cell office:value-type="string" table:style-name="ce2">
            <text:p>Description:</text:p>
          </table:table-cell>
          <table:table-cell office:value-type="string" table:style-name="ce2">
            <text:p>Fixed?</text:p>
          </table:table-cell>
          <table:table-cell office:value-type="string" table:style-name="ce2">
            <text:p>Location</text:p>
          </table:table-cell>
          <table:table-cell table:number-columns-repeated="16380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4">
            <text:p>Ressource manager needs to be added to the agent repository somehow, but the casting makes it problematic.</text:p>
          </table:table-cell>
          <table:table-cell table:style-name="ce1"/>
          <table:table-cell office:value-type="string" table:style-name="ce3">
            <text:p>RM constructor</text:p>
          </table:table-cell>
          <table:table-cell table:number-columns-repeated="1638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5">
            <text:p>Ressource manager needs to load information from ownershipRepository and creditRepository.</text:p>
          </table:table-cell>
          <table:table-cell office:value-type="string" table:style-name="ce1">
            <text:p>Fixed!</text:p>
          </table:table-cell>
          <table:table-cell office:value-type="string" table:style-name="ce3">
            <text:p>RM constructor</text:p>
          </table:table-cell>
          <table:table-cell table:number-columns-repeated="16380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5">
            <text:p>Overview shows resources in balance that are 0.<text:s/></text:p>
          </table:table-cell>
          <table:table-cell office:value-type="string" table:style-name="ce1">
            <text:p>Perhaps. Seemed like a simple fix. Will confirm later.<text:s/></text:p>
          </table:table-cell>
          <table:table-cell office:value-type="string" table:style-name="ce1">
            <text:p>ResourceService.GetBalance()</text:p>
          </table:table-cell>
          <table:table-cell table:number-columns-repeated="16380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5">
            <text:p>Pop-up window for event details is very small.</text:p>
          </table:table-cell>
          <table:table-cell office:value-type="string" table:style-name="ce1">
            <text:p>Borgert says no problem! Consider it done!<text:s/></text:p>
          </table:table-cell>
          <table:table-cell office:value-type="string" table:style-name="ce1">
            <text:p>FE</text:p>
          </table:table-cell>
          <table:table-cell table:number-columns-repeated="16380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4">
            <text:p>Date is for some reason 01/01/1970????? For all events...</text:p>
          </table:table-cell>
          <table:table-cell table:style-name="ce1"/>
          <table:table-cell office:value-type="string" table:style-name="ce1">
            <text:p>In TransferController/TransformController, probably</text:p>
          </table:table-cell>
          <table:table-cell table:number-columns-repeated="16380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5">
            <text:p>Transfer is still using toString for recording the event body, rather than Transfer.ToString(t)</text:p>
          </table:table-cell>
          <table:table-cell office:value-type="string" table:style-name="ce1">
            <text:p>Should be fixed at the point of recording the event.<text:s/></text:p>
          </table:table-cell>
          <table:table-cell office:value-type="string" table:style-name="ce1">
            <text:p>TransferController.createTransfer</text:p>
          </table:table-cell>
          <table:table-cell table:number-columns-repeated="16380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5">
            <text:p>History table has a row for "Name", but should be "Details" or something like that</text:p>
          </table:table-cell>
          <table:table-cell office:value-type="string" table:style-name="ce1">
            <text:p>Just rename the column</text:p>
          </table:table-cell>
          <table:table-cell office:value-type="string" table:style-name="ce1">
            <text:p>History Table FE</text:p>
          </table:table-cell>
          <table:table-cell table:number-columns-repeated="16380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4">
            <text:p>When logging in, the system remembers the page it was last on (if logging out and back in). Should probably go to overview on login.</text:p>
          </table:table-cell>
          <table:table-cell office:value-type="string" table:style-name="ce1">
            <text:p>Problem with libraries…</text:p>
          </table:table-cell>
          <table:table-cell office:value-type="string" table:style-name="ce1">
            <text:p>Login</text:p>
          </table:table-cell>
          <table:table-cell table:number-columns-repeated="16380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4">
            <text:p>Transform does not check for credit, but allows the user to transform as much as they like and go into debt. It does, however, keep track of debt.<text:s/></text:p>
          </table:table-cell>
          <table:table-cell table:style-name="ce1"/>
          <table:table-cell office:value-type="string" table:style-name="ce4">
            <text:p>Probably in resourceManager, but somewhere in the doTransform process.</text:p>
          </table:table-cell>
          <table:table-cell table:number-columns-repeated="16380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6">
            <text:p>Wrong login still lets you log in, just as undefined…</text:p>
          </table:table-cell>
          <table:table-cell office:value-type="string" table:style-name="ce1">
            <text:p>Might be fixed already…</text:p>
          </table:table-cell>
          <table:table-cell office:value-type="string" table:style-name="ce1">
            <text:p>Login</text:p>
          </table:table-cell>
          <table:table-cell table:number-columns-repeated="16380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4">
            <text:p>Ressource List is not scrollable in overview</text:p>
          </table:table-cell>
          <table:table-cell table:style-name="ce1"/>
          <table:table-cell office:value-type="string" table:style-name="ce1">
            <text:p>Overview FE</text:p>
          </table:table-cell>
          <table:table-cell table:number-columns-repeated="16380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4">
            <text:p>History table is not scrollable or with pages.<text:s/></text:p>
          </table:table-cell>
          <table:table-cell table:style-name="ce1"/>
          <table:table-cell office:value-type="string" table:style-name="ce1">
            <text:p>History Table FE</text:p>
          </table:table-cell>
          <table:table-cell table:number-columns-repeated="16380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4">
            <text:p>Can still write negative numbers in amount boxes, even though you cannot click down from zero</text:p>
          </table:table-cell>
          <table:table-cell table:style-name="ce1"/>
          <table:table-cell office:value-type="string" table:style-name="ce1">
            <text:p>FE</text:p>
          </table:table-cell>
          <table:table-cell table:number-columns-repeated="16380"/>
        </table:table-row>
        <table:table-row table:style-name="ro2">
          <table:table-cell office:value-type="float" office:value="14" table:style-name="ce1">
            <text:p>14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float" office:value="15" table:style-name="ce1">
            <text:p>15</text:p>
          </table:table-cell>
          <table:table-cell table:style-name="ce4"/>
          <table:table-cell table:number-columns-repeated="16382" table:style-name="ce1"/>
        </table:table-row>
        <table:table-row table:style-name="ro2">
          <table:table-cell office:value-type="float" office:value="16" table:style-name="ce1">
            <text:p>16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float" office:value="17" table:style-name="ce1">
            <text:p>17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float" office:value="18" table:style-name="ce1">
            <text:p>18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float" office:value="19" table:style-name="ce1">
            <text:p>19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float" office:value="20" table:style-name="ce1">
            <text:p>20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float" office:value="21" table:style-name="ce1">
            <text:p>21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float" office:value="22" table:style-name="ce1">
            <text:p>22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float" office:value="23" table:style-name="ce1">
            <text:p>23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float" office:value="24" table:style-name="ce1">
            <text:p>24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float" office:value="25" table:style-name="ce1">
            <text:p>25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float" office:value="26" table:style-name="ce1">
            <text:p>26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float" office:value="27" table:style-name="ce1">
            <text:p>27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float" office:value="28" table:style-name="ce1">
            <text:p>28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float" office:value="29" table:style-name="ce1">
            <text:p>29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float" office:value="30" table:style-name="ce1">
            <text:p>30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float" office:value="31" table:style-name="ce1">
            <text:p>31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float" office:value="32" table:style-name="ce1">
            <text:p>32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float" office:value="33" table:style-name="ce1">
            <text:p>33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float" office:value="34" table:style-name="ce1">
            <text:p>34</text:p>
          </table:table-cell>
          <table:table-cell table:style-name="ce4"/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Good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Daniel Støvring Alstrup</meta:initial-creator>
    <dc:creator>Daniel Støvring Alstrup</dc:creator>
    <meta:creation-date>2022-05-18T21:35:45Z</meta:creation-date>
    <dc:date>2022-05-25T12:36:43Z</dc:date>
  </office:meta>
</office:document-meta>
</file>